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 fo:break-before="auto" fo:break-after="auto"/>
    </style:style>
    <style:style style:name="P2" style:family="paragraph" style:parent-style-name="normal">
      <style:paragraph-properties fo:break-before="auto" fo:break-after="auto"/>
    </style:style>
    <style:style style:name="P3" style:family="paragraph" style:parent-style-name="normal">
      <style:paragraph-properties fo:break-before="auto" fo:break-after="auto"/>
      <style:text-properties style:text-underline-style="solid" style:text-underline-width="auto" style:text-underline-color="font-color"/>
    </style:style>
    <style:style style:name="P4" style:family="paragraph" style:parent-style-name="normal">
      <style:paragraph-properties fo:margin-left="2in" fo:text-indent="-2in" style:auto-text-indent="false" fo:break-before="auto" fo:break-after="auto"/>
    </style:style>
    <style:style style:name="P5" style:family="paragraph" style:parent-style-name="normal">
      <style:paragraph-properties fo:margin-left="0in" fo:text-indent="0in" style:auto-text-indent="false" fo:break-before="auto" fo:break-after="auto"/>
    </style:style>
    <style:style style:name="P6" style:family="paragraph" style:parent-style-name="normal">
      <style:paragraph-properties fo:margin-left="2in" fo:text-indent="0in" style:auto-text-indent="false" fo:break-before="auto" fo:break-after="auto"/>
    </style:style>
    <style:style style:name="P7" style:family="paragraph" style:parent-style-name="normal">
      <loext:graphic-properties draw:fill="solid" draw:fill-color="#ffffff"/>
      <style:paragraph-properties fo:background-color="#ffffff"/>
      <style:text-properties fo:color="#676767" loext:opacity="100%" style:font-name="Arial" style:font-name-asian="Arial1" style:font-name-complex="Arial1"/>
    </style:style>
    <style:style style:name="P8" style:family="paragraph" style:parent-style-name="normal">
      <loext:graphic-properties draw:fill="solid" draw:fill-color="#ffffff"/>
      <style:paragraph-properties fo:background-color="#ffffff"/>
    </style:style>
    <style:style style:name="P9" style:family="paragraph" style:parent-style-name="normal">
      <loext:graphic-properties draw:fill="solid" draw:fill-color="#ffffff"/>
      <style:paragraph-properties fo:background-color="#ffffff"/>
      <style:text-properties fo:color="#676767" loext:opacity="100%"/>
    </style:style>
    <style:style style:name="P10" style:family="paragraph" style:parent-style-name="normal">
      <style:paragraph-properties fo:break-before="auto" fo:break-aft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.2398in"/>
        </style:tab-stops>
      </style:paragraph-properties>
    </style:style>
    <style:style style:name="P11" style:family="paragraph" style:parent-style-name="normal">
      <style:paragraph-properties fo:margin-left="2in" fo:text-indent="0in" style:auto-text-indent="false" fo:break-before="auto" fo:break-aft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.2398in"/>
        </style:tab-stops>
      </style:paragraph-properties>
    </style:style>
    <style:style style:name="P12" style:family="paragraph" style:parent-style-name="normal" style:list-style-name="WWNum1">
      <style:paragraph-properties fo:margin-left="2in" fo:text-indent="-2in" style:auto-text-indent="false" fo:break-before="auto" fo:break-after="auto"/>
    </style:style>
    <style:style style:name="P13" style:family="paragraph" style:parent-style-name="Heading_20_1">
      <style:paragraph-properties fo:margin-left="0in" fo:text-indent="0in" style:auto-text-indent="false" fo:break-before="auto" fo:break-after="auto"/>
    </style:style>
    <style:style style:name="P14" style:family="paragraph" style:parent-style-name="normal" style:list-style-name="WWNum2">
      <style:paragraph-properties fo:margin-left="2in" fo:text-indent="-2in" style:auto-text-indent="false" fo:break-before="auto" fo:break-after="auto"/>
    </style:style>
    <style:style style:name="T1" style:family="text">
      <style:text-properties fo:font-variant="small-caps"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fo:color="#676767" loext:opacity="100%" style:font-name="Arial" style:font-name-asian="Arial1" style:font-name-complex="Arial1"/>
    </style:style>
    <style:style style:name="T5" style:family="text">
      <style:text-properties fo:color="#676767" loext:opacity="100%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URRICULUM VITAE</text:span><text:span text:style-name="T1"/></text:p>
      <text:p text:style-name="P2" loext:marker-style-name="T2"><text:span text:style-name="T2">PERSONAL DETAILS:</text:span><text:span text:style-name="T2"/></text:p>
      <text:p text:style-name="P2"/>
      <text:p text:style-name="P2">Name: <text:tab/><text:tab/><text:tab/><text:tab/>Judah Mneni Mwatee</text:p>
      <text:p text:style-name="P2">Date of Birth:<text:tab/><text:tab/><text:tab/>4<text:span text:style-name="T3">th</text:span> November 1979</text:p>
      <text:p text:style-name="P2">Gender:<text:tab/><text:tab/><text:tab/>Male</text:p>
      <text:p text:style-name="P2">ID No:<text:tab/><text:tab/><text:tab/><text:tab/>21857752</text:p>
      <text:p text:style-name="P2">Religious:<text:tab/><text:tab/><text:tab/>Christian</text:p>
      <text:p text:style-name="P2"/>
      <text:p text:style-name="P2" loext:marker-style-name="T2"><text:span text:style-name="T2">EDUCATION DETAILS:</text:span><text:span text:style-name="T2"/></text:p>
      <text:p text:style-name="normal" loext:marker-style-name="T2">2025: Comptia Cyber Security Plus<text:span text:style-name="T2"/></text:p>
      <text:p text:style-name="P3" loext:marker-style-name="T2"/>
      <text:p text:style-name="normal" loext:marker-style-name="T2">2024: Google Cyber Security Certificate<text:span text:style-name="T2"/></text:p>
      <text:p text:style-name="P3" loext:marker-style-name="T2"/>
      <text:p text:style-name="P2">2021:VoiP Pabx Yeaster Certification</text:p>
      <text:p text:style-name="P3" loext:marker-style-name="T2"/>
      <text:p text:style-name="P2">2020:Google <text:s/>Digital Marketing</text:p>
      <text:p text:style-name="P2"/>
      <text:p text:style-name="P2">2014:Cyberoam Certified Network &amp; Security Professional</text:p>
      <text:p text:style-name="P3" loext:marker-style-name="T2"/>
      <text:p text:style-name="P2">2009:HP Servers</text:p>
      <text:p text:style-name="P2"/>
      <text:p text:style-name="P4">2007:Managing and Maintaining </text:p>
      <text:p text:style-name="P5">Microsoft Windows Server 2003</text:p>
      <text:p text:style-name="P4">Environment.</text:p>
      <text:p text:style-name="P6"/>
      <text:p text:style-name="P5">a)Managing a Microsoft Windows Server 2003 Environment</text:p>
      <text:p text:style-name="P6"/>
      <text:p text:style-name="P5">b)Maintaining a Microsoft Windows Server 2003 Environment.</text:p>
      <text:p text:style-name="P7" loext:marker-style-name="T4"/>
      <text:p text:style-name="P8">2003-2008: Bachelor of Technology (BTech) JKUAT</text:p>
      <text:p text:style-name="P9" loext:marker-style-name="T5"/>
      <text:p text:style-name="P2">1999:<text:tab/>Kenya School Of Monetary Studies- Diploma</text:p>
      <text:p text:style-name="P2"/>
      <text:p text:style-name="P2" loext:marker-style-name="T2">Management of Information Systems- IMIS<text:span text:style-name="T2"/></text:p>
      <text:p text:style-name="P3" loext:marker-style-name="T2"/>
      <text:p text:style-name="P2" loext:marker-style-name="T2"><text:span text:style-name="T2">EXPERIENCE:</text:span><text:span text:style-name="T2"/></text:p>
      <text:p text:style-name="normal" loext:marker-style-name="T2">2022 <text:s/>SEPT - to Date - <text:span text:style-name="T6">Pesa Print Ltd</text:span><text:span text:style-name="T7"/></text:p>
      <text:p text:style-name="P3" loext:marker-style-name="T2"/>
      <text:p text:style-name="P3" loext:marker-style-name="T2"/>
      <text:p text:style-name="normal">2020 <text:s/>SEPT - 2022 Dec - <text:span text:style-name="T6">Self Employment</text:span></text:p>
      <text:p text:style-name="P2"/>
      <text:p text:style-name="P3" loext:marker-style-name="T2"/>
      <text:p text:style-name="P2">2018 SEPT - 2020 SEPT - <text:span text:style-name="T6">The One Watamu</text:span> </text:p>
      <text:p text:style-name="P2"/>
      <text:p text:style-name="P2">IT Assistant</text:p>
      <text:p text:style-name="P2">Duties:</text:p>
      <text:p text:style-name="P2">User Support</text:p>
      <text:p text:style-name="P2"><text:soft-page-break/>Guest Support</text:p>
      <text:p text:style-name="P2">Networking</text:p>
      <text:p text:style-name="P2">Repair and Maintenance</text:p>
      <text:p text:style-name="P2">Installations of hardware and Softwares (Computers/Servers)</text:p>
      <text:p text:style-name="P2">TV and Sound Maintenance</text:p>
      <text:p text:style-name="P2"/>
      <text:p text:style-name="P2"/>
      <text:p text:style-name="P2"/>
      <text:p text:style-name="P2">2013 – 2016<text:tab/><text:span text:style-name="T6">Nyali International Beach Hotel and Spa</text:span></text:p>
      <text:p text:style-name="P2">IT Manager</text:p>
      <text:p text:style-name="P2">Duties:</text:p>
      <text:p text:style-name="P2">Administration of Servers, Computers, printers, ESDs, PABX, DSTV, Micros, SunSystems, Opera, Material Control</text:p>
      <text:p text:style-name="P2">User Support, Networking, Wifi </text:p>
      <text:p text:style-name="P2">Supervising the IT Staff</text:p>
      <text:p text:style-name="P2">Advising the Management IT Related Issues</text:p>
      <text:p text:style-name="P2">Night Audit</text:p>
      <text:p text:style-name="P2">Duty Manager</text:p>
      <text:p text:style-name="P3" loext:marker-style-name="T2"/>
      <text:p text:style-name="P2">2011 -2013<text:tab/><text:span text:style-name="T6">Amani Tiwi Beach Resort</text:span></text:p>
      <text:p text:style-name="P2">IT Manager</text:p>
      <text:p text:style-name="P2">Duties</text:p>
      <text:p text:style-name="P2">Advise the management on IT department setup</text:p>
      <text:p text:style-name="P2">Supervise Networking of Data/Voice/TV InfrastructureInstallation</text:p>
      <text:p text:style-name="P2">Implementing Hotel Management Softwares and Hardwares</text:p>
      <text:p text:style-name="P2">Installation of WIFI and TV in rooms and Public Areas</text:p>
      <text:p text:style-name="P2">Co-ordinate IT Contractors</text:p>
      <text:p text:style-name="P2">Coordinate IT Training of Staff</text:p>
      <text:p text:style-name="P2">Online Marketing</text:p>
      <text:p text:style-name="P2">Setup Network Security - Firewall</text:p>
      <text:p text:style-name="P2"/>
      <text:p text:style-name="P2">2008 - 2011:<text:tab/><text:span text:style-name="T6">Copy Cat Ltd.</text:span></text:p>
      <text:p text:style-name="P2" loext:marker-style-name="T8"><text:span text:style-name="T8">Customer care Support Engineer.</text:span><text:span text:style-name="T8"/></text:p>
      <text:p text:style-name="P2">Duties.</text:p>
      <text:p text:style-name="P2">Attend Breakdown Call</text:p>
      <text:p text:style-name="P2">Plan for Service of Machines&amp; Servers</text:p>
      <text:p text:style-name="P2">Coming up with Improved Service Delivery Procedures</text:p>
      <text:p text:style-name="P2">Customers:GOK,IMPERIAL BANK, KCB, KPA, KENGEN</text:p>
      <text:p text:style-name="P2"/>
      <text:p text:style-name="P2">2006 –2008:<text:tab/><text:tab/><text:span text:style-name="T6">Diani Reef Beach Resort &amp; Spa</text:span></text:p>
      <text:p text:style-name="P2" loext:marker-style-name="T8"><text:span text:style-name="T8">IT Supervisor.</text:span><text:span text:style-name="T8"/></text:p>
      <text:p text:style-name="P2">Duties:</text:p>
      <text:p text:style-name="P2">User’s Support</text:p>
      <text:p text:style-name="P2">Service and Repairs of Machines&amp; Servers</text:p>
      <text:p text:style-name="P10">Monitor Systems Performance</text:p>
      <text:p text:style-name="P10">Systems Support</text:p>
      <text:p text:style-name="P10"><text:soft-page-break/>Fidelio Ver 7.14, Micros Workstations/Configurator, Saflok, Alcatel 4600, Materials Control 8.4, Pronto, Sun Systems, Sage, Prosoft,Taplus/Tapscomm/Handpunch, Active Directory, Exchange 2003.</text:p>
      <text:p text:style-name="P11"><text:tab/><text:tab/><text:tab/></text:p>
      <text:list text:style-name="WWNum1">
        <text:list-item>
          <text:list>
            <text:list-item>
              <text:p text:style-name="P12" loext:marker-style-name="T6"><text:span text:style-name="T6">Macatiende Investiments</text:span><text:span text:style-name="T6"/></text:p>
            </text:list-item>
          </text:list>
        </text:list-item>
      </text:list>
      <text:h text:style-name="P13" text:outline-level="1">Technician</text:h>
      <text:h text:style-name="P13" text:outline-level="1">Duties:</text:h>
      <text:h text:style-name="P13" text:outline-level="1">Plan Service of Machines.</text:h>
      <text:p text:style-name="P5">Advice on Purchase of Machines</text:p>
      <text:p text:style-name="P5">Repair of Machines.</text:p>
      <text:p text:style-name="P6"/>
      <text:list text:style-name="WWNum2">
        <text:list-item>
          <text:list>
            <text:list-item>
              <text:p text:style-name="P14" loext:marker-style-name="T6"><text:span text:style-name="T6">Edsal Computer College.</text:span><text:span text:style-name="T6"/></text:p>
            </text:list-item>
          </text:list>
        </text:list-item>
      </text:list>
      <text:h text:style-name="P13" text:outline-level="1">Trainer</text:h>
      <text:p text:style-name="P5">Duties:</text:p>
      <text:p text:style-name="P5">Training</text:p>
      <text:p text:style-name="P5">Set Internal Exams</text:p>
      <text:p text:style-name="P5">Outline Courses</text:p>
      <text:p text:style-name="P5">Marketing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2">Hobbies:</text:span><text:tab/><text:tab/><text:tab/></text:p>
      <text:p text:style-name="P2">Reading Books</text:p>
      <text:p text:style-name="P2">Internet Browsing</text:p>
      <text:p text:style-name="P2">Learning More IT Related Issues</text:p>
      <text:p text:style-name="P2">Traveling</text:p>
      <text:p text:style-name="P2"/>
      <text:p text:style-name="P3" loext:marker-style-name="T2"/>
      <text:p text:style-name="P3" loext:marker-style-name="T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N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normal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normal" style:class="list">
      <style:paragraph-properties fo:margin-left="0.25in" fo:margin-top="0in" fo:margin-bottom="0in" style:contextual-spacing="true" fo:text-indent="-0.25in" style:auto-text-indent="false"/>
    </style:style>
    <style:style style:name="Caption" style:family="paragraph" style:parent-style-name="normal" style:next-style-name="normal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chapter">
      <style:paragraph-properties fo:margin-left="2in" fo:keep-with-next="always"/>
      <style:text-properties fo:font-style="italic" style:font-style-asian="italic" style:font-style-complex="italic"/>
    </style:style>
    <style:style style:name="Heading_20_2" style:display-name="Heading 2" style:family="paragraph" style:parent-style-name="normal" style:next-style-name="normal" loext:linked-style-name="Heading_20_2_20_Char" style:default-outline-level="2" style:list-style-name="" style:class="chapter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 loext:linked-style-name="Heading_20_3_20_Char" style:default-outline-level="3" style:list-style-name="" style:class="chapter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normal" style:next-style-name="normal" loext:linked-style-name="Heading_20_4_20_Char" style:default-outline-level="4" style:list-style-name="" style:class="chapter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normal" style:next-style-name="normal" loext:linked-style-name="Heading_20_5_20_Char" style:default-outline-level="5" style:list-style-name="" style:class="chapter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normal" style:next-style-name="normal" loext:linked-style-name="Heading_20_6_20_Char" style:default-outline-level="6" style:list-style-name="" style:class="chapter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itle" style:family="paragraph" style:parent-style-name="normal" style:next-style-name="normal" style:class="chapter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normal" style:next-style-name="normal" loext:linked-style-name="Heading_20_7_20_Char" style:default-outline-level="7" style:list-style-name="" style:class="chapter">
      <style:paragraph-properties fo:margin-top="0.1665in" fo:margin-bottom="0.0417in" style:contextual-spacing="false"/>
      <style:text-properties style:font-name="Calibri" fo:font-family="Calibri" style:font-family-generic="roman" style:font-pitch="variable"/>
    </style:style>
    <style:style style:name="Heading_20_8" style:display-name="Heading 8" style:family="paragraph" style:parent-style-name="normal" style:next-style-name="normal" loext:linked-style-name="Heading_20_8_20_Char" style:default-outline-level="8" style:list-style-name="" style:class="chapter">
      <style:paragraph-properties fo:margin-top="0.1665in" fo:margin-bottom="0.0417in" style:contextual-spacing="false"/>
      <style:text-properties style:font-name="Calibri" fo:font-family="Calibri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normal" style:next-style-name="normal" loext:linked-style-name="Heading_20_9_20_Char" style:default-outline-level="9" style:list-style-name="" style:class="chapter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ext_20_body_20_indent" style:display-name="Text body indent" style:family="paragraph" style:parent-style-name="normal" loext:linked-style-name="Body_20_Text_20_Indent_20_Char" style:class="text">
      <style:paragraph-properties fo:margin-left="2in"/>
      <style:text-properties fo:color="#ff0000" loext:opacity="100%"/>
    </style:style>
    <style:style style:name="Balloon_20_Text" style:display-name="Balloon Text" style:family="paragraph" style:parent-style-name="normal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normal" style:next-style-name="normal"/>
    <style:style style:name="Block_20_Text" style:display-name="Block Text" style:family="paragraph" style:parent-style-name="normal">
      <style:paragraph-properties fo:margin-left="1in" fo:margin-right="1in" fo:margin-top="0in" fo:margin-bottom="0.0835in" style:contextual-spacing="false"/>
    </style:style>
    <style:style style:name="Body_20_Text_20_2" style:display-name="Body Text 2" style:family="paragraph" style:parent-style-name="normal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normal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text-indent="0.1457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left="0.25in" fo:margin-top="0in" fo:margin-bottom="0.0835in" style:contextual-spacing="false" fo:text-indent="0.1457in" style:auto-text-indent="false"/>
      <style:text-properties style:use-window-font-color="true" loext:opacity="0%"/>
    </style:style>
    <style:style style:name="Body_20_Text_20_Indent_20_2" style:display-name="Body Text Indent 2" style:family="paragraph" style:parent-style-name="normal" loext:linked-style-name="Body_20_Text_20_Indent_20_2_20_Char">
      <style:paragraph-properties fo:margin-left="0.25in" fo:margin-top="0in" fo:margin-bottom="0.0835in" style:contextual-spacing="false" fo:line-height="200%"/>
    </style:style>
    <style:style style:name="Body_20_Text_20_Indent_20_3" style:display-name="Body Text Indent 3" style:family="paragraph" style:parent-style-name="normal" loext:linked-style-name="Body_20_Text_20_Indent_20_3_20_Char">
      <style:paragraph-properties fo:margin-left="0.25in" fo:margin-top="0in" fo:margin-bottom="0.0835in" style:contextual-spacing="false"/>
      <style:text-properties fo:font-size="8pt" style:font-size-asian="8pt" style:font-size-complex="8pt"/>
    </style:style>
    <style:style style:name="Appendix" style:family="paragraph" style:parent-style-name="normal" loext:linked-style-name="Closing_20_Char" style:class="chapter">
      <style:paragraph-properties fo:margin-left="3in"/>
    </style:style>
    <style:style style:name="Marginalia" style:family="paragraph" style:parent-style-name="normal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normal" style:next-style-name="normal" loext:linked-style-name="Date_20_Char"/>
    <style:style style:name="Document_20_Map" style:display-name="Document Map" style:family="paragraph" style:parent-style-name="normal" loext:linked-style-name="Document_20_Map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-mail_20_Signature" style:display-name="E-mail Signature" style:family="paragraph" style:parent-style-name="normal" loext:linked-style-name="E-mail_20_Signature_20_Char"/>
    <style:style style:name="Endnote" style:family="paragraph" style:parent-style-name="normal" loext:linked-style-name="Endnote_20_Text_20_Char" style:class="extra">
      <style:text-properties fo:font-size="10pt" style:font-size-asian="10pt" style:font-size-complex="10pt"/>
    </style:style>
    <style:style style:name="Addressee" style:family="paragraph" style:parent-style-name="normal" style:class="extra">
      <style:paragraph-properties fo:margin-left="2in"/>
      <style:text-properties style:font-name="Cambria" fo:font-family="Cambria" style:font-family-generic="roman" style:font-pitch="variable"/>
    </style:style>
    <style:style style:name="Sender" style:family="paragraph" style:parent-style-name="normal" style:class="extra">
      <style:text-properties style:font-name="Cambria" fo:font-family="Cambria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normal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normal" loext:linked-style-name="Footnote_20_Text_20_Char" style:class="extra">
      <style:text-properties fo:font-size="10pt" style:font-size-asian="10pt" style:font-size-complex="10pt"/>
    </style:style>
    <style:style style:name="Header" style:family="paragraph" style:parent-style-name="normal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TML_20_Address" style:display-name="HTML Address" style:family="paragraph" style:parent-style-name="normal" loext:linked-style-name="HTML_20_Address_20_Char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normal" loext:linked-style-name="HTML_20_Preformatted_20_Char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1665in" fo:text-indent="-0.1665in" style:auto-text-indent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3335in" fo:text-indent="-0.1665in" style:auto-text-indent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5in" fo:text-indent="-0.1665in" style:auto-text-indent="false"/>
    </style:style>
    <style:style style:name="index_20_4" style:display-name="index 4" style:family="paragraph" style:parent-style-name="normal" style:next-style-name="normal" style:auto-update="true">
      <style:paragraph-properties fo:margin-left="0.6665in" fo:text-indent="-0.1665in" style:auto-text-indent="false"/>
    </style:style>
    <style:style style:name="index_20_5" style:display-name="index 5" style:family="paragraph" style:parent-style-name="normal" style:next-style-name="normal" style:auto-update="true">
      <style:paragraph-properties fo:margin-left="0.8335in" fo:text-indent="-0.1665in" style:auto-text-indent="false"/>
    </style:style>
    <style:style style:name="index_20_6" style:display-name="index 6" style:family="paragraph" style:parent-style-name="normal" style:next-style-name="normal" style:auto-update="true">
      <style:paragraph-properties fo:margin-left="1in" fo:text-indent="-0.1665in" style:auto-text-indent="false"/>
    </style:style>
    <style:style style:name="index_20_7" style:display-name="index 7" style:family="paragraph" style:parent-style-name="normal" style:next-style-name="normal" style:auto-update="true">
      <style:paragraph-properties fo:margin-left="1.1665in" fo:text-indent="-0.1665in" style:auto-text-indent="false"/>
    </style:style>
    <style:style style:name="index_20_8" style:display-name="index 8" style:family="paragraph" style:parent-style-name="normal" style:next-style-name="normal" style:auto-update="true">
      <style:paragraph-properties fo:margin-left="1.3335in" fo:text-indent="-0.1665in" style:auto-text-indent="false"/>
    </style:style>
    <style:style style:name="index_20_9" style:display-name="index 9" style:family="paragraph" style:parent-style-name="normal" style:next-style-name="normal" style:auto-update="true">
      <style:paragraph-properties fo:margin-left="1.5in" fo:text-indent="-0.1665in" style:auto-text-indent="false"/>
    </style:style>
    <style:style style:name="Index_20_Heading" style:display-name="Index Heading" style:family="paragraph" style:parent-style-name="normal" style:next-style-name="Index_20_1" style:class="index">
      <style:text-properties style:font-name="Cambria" fo:font-family="Cambria" style:font-family-generic="roman" style:font-pitch="variable" fo:font-weight="bold" style:font-weight-asian="bold" style:font-weight-complex="bold"/>
    </style:style>
    <style:style style:name="Intense_20_Quote" style:display-name="Intense Quote" style:family="paragraph" style:parent-style-name="normal" style:next-style-name="normal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2_20__28_WW_29_" style:display-name="List 2 (WW)" style:family="paragraph" style:parent-style-name="normal">
      <style:paragraph-properties fo:margin-left="0.5in" fo:margin-top="0in" fo:margin-bottom="0in" style:contextual-spacing="true" fo:text-indent="-0.25in" style:auto-text-indent="false"/>
    </style:style>
    <style:style style:name="List_20_3_20__28_WW_29_" style:display-name="List 3 (WW)" style:family="paragraph" style:parent-style-name="normal">
      <style:paragraph-properties fo:margin-left="0.75in" fo:margin-top="0in" fo:margin-bottom="0in" style:contextual-spacing="true" fo:text-indent="-0.25in" style:auto-text-indent="false"/>
    </style:style>
    <style:style style:name="List_20_4_20__28_WW_29_" style:display-name="List 4 (WW)" style:family="paragraph" style:parent-style-name="normal">
      <style:paragraph-properties fo:margin-left="1in" fo:margin-top="0in" fo:margin-bottom="0in" style:contextual-spacing="true" fo:text-indent="-0.25in" style:auto-text-indent="false"/>
    </style:style>
    <style:style style:name="List_20_5_20__28_WW_29_" style:display-name="List 5 (WW)" style:family="paragraph" style:parent-style-name="normal">
      <style:paragraph-properties fo:margin-left="1.25in" fo:margin-top="0in" fo:margin-bottom="0in" style:contextual-spacing="true" fo:text-indent="-0.25in" style:auto-text-indent="false"/>
    </style:style>
    <style:style style:name="List_20_1" style:display-name="List 1" style:family="paragraph" style:parent-style-name="normal" style:class="list">
      <style:paragraph-properties fo:margin-top="0in" fo:margin-bottom="0in" style:contextual-spacing="true"/>
    </style:style>
    <style:style style:name="List_20_2" style:display-name="List 2" style:family="paragraph" style:parent-style-name="normal" style:class="list">
      <style:paragraph-properties fo:margin-top="0in" fo:margin-bottom="0in" style:contextual-spacing="true"/>
    </style:style>
    <style:style style:name="List_20_3" style:display-name="List 3" style:family="paragraph" style:parent-style-name="normal" style:class="list">
      <style:paragraph-properties fo:margin-top="0in" fo:margin-bottom="0in" style:contextual-spacing="true"/>
    </style:style>
    <style:style style:name="List_20_4" style:display-name="List 4" style:family="paragraph" style:parent-style-name="normal" style:class="list">
      <style:paragraph-properties fo:margin-top="0in" fo:margin-bottom="0in" style:contextual-spacing="true"/>
    </style:style>
    <style:style style:name="List_20_5" style:display-name="List 5" style:family="paragraph" style:parent-style-name="normal" style:class="list">
      <style:paragraph-properties fo:margin-top="0in" fo:margin-bottom="0in" style:contextual-spacing="true"/>
    </style:style>
    <style:style style:name="List_20_1_20_Cont." style:display-name="List 1 Cont." style:family="paragraph" style:parent-style-name="normal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normal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normal" style:class="list">
      <style:paragraph-properties fo:margin-left="0.75in" fo:margin-top="0in" fo:margin-bottom="0.0835in" style:contextual-spacing="true"/>
    </style:style>
    <style:style style:name="List_20_4_20_Cont." style:display-name="List 4 Cont." style:family="paragraph" style:parent-style-name="normal" style:class="list">
      <style:paragraph-properties fo:margin-left="1in" fo:margin-top="0in" fo:margin-bottom="0.0835in" style:contextual-spacing="true"/>
    </style:style>
    <style:style style:name="List_20_5_20_Cont." style:display-name="List 5 Cont." style:family="paragraph" style:parent-style-name="normal" style:class="list">
      <style:paragraph-properties fo:margin-left="1.25in" fo:margin-top="0in" fo:margin-bottom="0.0835in" style:contextual-spacing="true"/>
    </style:style>
    <style:style style:name="Numbering_20_1" style:display-name="Numbering 1" style:family="paragraph" style:parent-style-name="normal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normal" style:class="list">
      <style:paragraph-properties fo:margin-top="0in" fo:margin-bottom="0in" style:contextual-spacing="true"/>
    </style:style>
    <style:style style:name="Numbering_20_3" style:display-name="Numbering 3" style:family="paragraph" style:parent-style-name="normal" style:class="list">
      <style:paragraph-properties fo:margin-top="0in" fo:margin-bottom="0in" style:contextual-spacing="true"/>
    </style:style>
    <style:style style:name="Numbering_20_4" style:display-name="Numbering 4" style:family="paragraph" style:parent-style-name="normal" style:class="list">
      <style:paragraph-properties fo:margin-top="0in" fo:margin-bottom="0in" style:contextual-spacing="true"/>
    </style:style>
    <style:style style:name="Numbering_20_5" style:display-name="Numbering 5" style:family="paragraph" style:parent-style-name="normal" style:class="list">
      <style:paragraph-properties fo:margin-top="0in" fo:margin-bottom="0in" style:contextual-spacing="true"/>
    </style:style>
    <style:style style:name="List_20_Paragraph" style:display-name="List Paragraph" style:family="paragraph" style:parent-style-name="normal">
      <style:paragraph-properties fo:margin-left="0.5in"/>
    </style:style>
    <style:style style:name="macro" style:family="paragraph" loext:linked-style-name="Macro_20_Text_20_Char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" fo:font-family="'Courier New'" style:font-family-generic="roman" style:font-pitch="variable" fo:language="en" fo:country="US" style:language-asian="en" style:country-asian="US" style:font-name-complex="Courier New1" style:font-family-complex="'Courier New'" style:font-family-generic-complex="system" style:font-pitch-complex="variable"/>
    </style:style>
    <style:style style:name="Message_20_Header" style:display-name="Message Header" style:family="paragraph" style:parent-style-name="normal" loext:linked-style-name="Message_20_Header_20_Char">
      <loext:graphic-properties draw:fill="solid" draw:fill-color="#cccccc"/>
      <style:paragraph-properties fo:margin-left="0.75in" fo:text-indent="-0.75in" style:auto-text-indent="false" fo:background-color="#cccccc" fo:padding="0.0138in" fo:border="0.74pt solid #000000" style:shadow="none"/>
      <style:text-properties style:font-name="Cambria" fo:font-family="Cambria" style:font-family-generic="roman" style:font-pitch="variable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Normal_20__28_Web_29_" style:display-name="Normal (Web)" style:family="paragraph" style:parent-style-name="normal"/>
    <style:style style:name="Normal_20_Indent" style:display-name="Normal Indent" style:family="paragraph" style:parent-style-name="normal">
      <style:paragraph-properties fo:margin-left="0.5in"/>
    </style:style>
    <style:style style:name="Note_20_Heading" style:display-name="Note Heading" style:family="paragraph" style:parent-style-name="normal" style:next-style-name="normal" loext:linked-style-name="Note_20_Heading_20_Char"/>
    <style:style style:name="Plain_20_Text" style:display-name="Plain Text" style:family="paragraph" style:parent-style-name="normal" loext:linked-style-name="Plain_20_Text_20_Char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Quote" style:family="paragraph" style:parent-style-name="normal" style:next-style-name="normal" loext:linked-style-name="Quote_20_Char">
      <style:text-properties fo:color="#000000" loext:opacity="100%" fo:font-style="italic" style:font-style-asian="italic" style:font-style-complex="italic"/>
    </style:style>
    <style:style style:name="Salutation" style:family="paragraph" style:parent-style-name="normal" style:next-style-name="normal" loext:linked-style-name="Salutation_20_Char" style:class="text"/>
    <style:style style:name="Signature" style:family="paragraph" style:parent-style-name="normal" loext:linked-style-name="Signature_20_Char" style:class="text">
      <style:paragraph-properties fo:margin-left="3in"/>
    </style:style>
    <style:style style:name="Subtitle" style:family="paragraph" style:parent-style-name="normal" style:next-style-name="normal" loext:linked-style-name="Subtitle_20_Char" style:class="chapter">
      <style:paragraph-properties fo:margin-top="0in" fo:margin-bottom="0.0417in" style:contextual-spacing="false" fo:line-height="100%" fo:text-align="center" style:justify-single-word="false" fo:break-before="auto" fo:break-after="auto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Contents_20_Heading" style:display-name="Contents Heading" style:family="paragraph" style:parent-style-name="Heading_20_1" style:next-style-name="normal" style:default-outline-level="" style:class="index">
      <style:paragraph-properties fo:margin-left="0in" fo:margin-top="0.1665in" fo:margin-bottom="0.0417in" style:contextual-spacing="false"/>
      <style:text-properties style:font-name="Cambria" fo:font-family="Cambria" style:font-family-generic="roman" style:font-pitch="variable" fo:font-size="16pt" fo:font-style="normal" fo:font-weight="bold" style:letter-kerning="true" style:font-size-asian="16pt" style:font-style-asian="normal" style:font-weight-asian="bold" style:font-size-complex="16pt" style:font-style-complex="normal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ody_20_Text_20_2_20_Char" style:display-name="Body Text 2 Char" style:family="text" loext:linked-style-name="Body_20_Text_20_2">
      <style:text-properties fo:font-size="12pt" style:font-size-asian="12pt" style:font-size-complex="12pt"/>
    </style:style>
    <style:style style:name="Body_20_Text_20_3_20_Char" style:display-name="Body Text 3 Char" style:family="text" loext:linked-style-name="Body_20_Text_20_3">
      <style:text-properties fo:font-size="8pt" style:font-size-asian="8pt" style:font-size-complex="8pt"/>
    </style:style>
    <style:style style:name="Body_20_Text_20_First_20_Indent_20_Char" style:display-name="Body Text First Indent Char" style:family="text" style:parent-style-name="Body_20_Text_20_Char">
      <style:text-properties fo:font-size="12pt" style:font-size-asian="12pt" style:font-size-complex="12pt"/>
    </style:style>
    <style:style style:name="Body_20_Text_20_Indent_20_Char" style:display-name="Body Text Indent Char" style:family="text">
      <style:text-properties fo:color="#ff0000" loext:opacity="100%" fo:font-size="12pt" style:font-size-asian="12pt" style:font-size-complex="12pt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fo:color="#ff0000" loext:opacity="100%" fo:font-size="12pt" style:font-size-asian="12pt" style:font-size-complex="12pt"/>
    </style:style>
    <style:style style:name="Body_20_Text_20_Indent_20_2_20_Char" style:display-name="Body Text Indent 2 Char" style:family="text" loext:linked-style-name="Body_20_Text_20_Indent_20_2">
      <style:text-properties fo:font-size="12pt" style:font-size-asian="12pt" style:font-size-complex="12pt"/>
    </style:style>
    <style:style style:name="Body_20_Text_20_Indent_20_3_20_Char" style:display-name="Body Text Indent 3 Char" style:family="text" loext:linked-style-name="Body_20_Text_20_Indent_20_3">
      <style:text-properties fo:font-size="8pt" style:font-size-asian="8pt" style:font-size-complex="8pt"/>
    </style:style>
    <style:style style:name="Closing_20_Char" style:display-name="Closing Char" style:family="text" loext:linked-style-name="Appendix">
      <style:text-properties fo:font-size="12pt" style:font-size-asian="12pt" style:font-size-complex="12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loext:linked-style-name="annotation_20_subject">
      <style:text-properties fo:font-weight="bold" style:font-weight-asian="bold" style:font-weight-complex="bold"/>
    </style:style>
    <style:style style:name="Date_20_Char" style:display-name="Date Char" style:family="text" loext:linked-style-name="Date">
      <style:text-properties fo:font-size="12pt" style:font-size-asian="12pt" style:font-size-complex="12pt"/>
    </style:style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-mail_20_Signature_20_Char" style:display-name="E-mail Signature Char" style:family="text" loext:linked-style-name="E-mail_20_Signature">
      <style:text-properties fo:font-size="12pt" style:font-size-asian="12pt" style:font-size-complex="12pt"/>
    </style:style>
    <style:style style:name="Endnote_20_Text_20_Char" style:display-name="Endnote Text Char" style:family="text" style:parent-style-name="Default_20_Paragraph_20_Font" loext:linked-style-name="Endnote"/>
    <style:style style:name="Footer_20_Char" style:display-name="Footer Char" style:family="text" loext:linked-style-name="Footer">
      <style:text-properties fo:font-size="12pt" style:font-size-asian="12pt" style:font-size-complex="12pt"/>
    </style:style>
    <style:style style:name="Footnote_20_Text_20_Char" style:display-name="Footnote Text Char" style:family="text" style:parent-style-name="Default_20_Paragraph_20_Font" loext:linked-style-name="Footnote"/>
    <style:style style:name="Header_20_Char" style:display-name="Header Char" style:family="text" loext:linked-style-name="Header">
      <style:text-properties fo:font-size="12pt" style:font-size-asian="12pt" style:font-size-complex="12pt"/>
    </style:style>
    <style:style style:name="Heading_20_2_20_Char" style:display-name="Heading 2 Char" style:family="text" loext:linked-style-name="Heading_20_2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loext:linked-style-name="Heading_20_3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loext:linked-style-name="Heading_20_4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loext:linked-style-name="Heading_20_5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loext:linked-style-name="Heading_20_6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_20_Char" style:display-name="Heading 7 Char" style:family="text" loext:linked-style-name="Heading_20_7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loext:linked-style-name="Heading_20_8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loext:linked-style-name="Heading_20_9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TML_20_Address_20_Char" style:display-name="HTML Address Char" style:family="text" loext:linked-style-name="HTML_20_Address">
      <style:text-properties fo:font-size="12pt" fo:font-style="italic" style:font-size-asian="12pt" style:font-style-asian="italic" style:font-size-complex="12pt" style:font-style-complex="italic"/>
    </style:style>
    <style:style style:name="HTML_20_Preformatted_20_Char" style:display-name="HTML Preformatted Char" style:family="tex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nse_20_Quote_20_Char" style:display-name="Intense Quote Char" style:family="text" loext:linked-style-name="Intense_20_Quote">
      <style:text-properties fo:color="#4f81bd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acro_20_Text_20_Char" style:display-name="Macro Text Char" style:family="text" loext:linked-style-name="macro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Message_20_Header_20_Char" style:display-name="Message Header Char" style:family="text" loext:linked-style-name="Message_20_Header">
      <style:text-properties style:font-name="Cambria" fo:font-family="Cambria" style:font-family-generic="roman" style:font-pitch="variable" fo:font-size="12pt" fo:background-color="#ccccc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te_20_Heading_20_Char" style:display-name="Note Heading Char" style:family="text" loext:linked-style-name="Note_20_Heading">
      <style:text-properties fo:font-size="12pt" style:font-size-asian="12pt" style:font-size-complex="12pt"/>
    </style:style>
    <style:style style:name="Plain_20_Text_20_Char" style:display-name="Plain Text Char" style:family="text" loext:linked-style-name="Plain_20_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e_20_Char" style:display-name="Quote Char" style:family="text" loext:linked-style-name="Quote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Salutation_20_Char" style:display-name="Salutation Char" style:family="text">
      <style:text-properties fo:font-size="12pt" style:font-size-asian="12pt" style:font-size-complex="12pt"/>
    </style:style>
    <style:style style:name="Signature_20_Char" style:display-name="Signature Char" style:family="text" loext:linked-style-name="Signature">
      <style:text-properties fo:font-size="12pt" style:font-size-asian="12pt" style:font-size-complex="12pt"/>
    </style:style>
    <style:style style:name="Subtitle_20_Char" style:display-name="Subtitle Char" style:family="text" loext:linked-style-name="Subtitle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2003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2" text:style-name="ListLabel_20_2" loext:num-list-format="%1%-%2%" style:num-format="1" text:start-value="2006" text:display-levels="2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3" text:style-name="ListLabel_20_3" loext:num-list-format="%1%-%2%.%3%" style:num-format="1" text:display-levels="3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4" text:style-name="ListLabel_20_4" loext:num-list-format="%1%-%2%.%3%.%4%" style:num-format="1" text:display-levels="4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5" text:style-name="ListLabel_20_5" loext:num-list-format="%1%-%2%.%3%.%4%.%5%" style:num-format="1" text:display-levels="5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6" loext:num-list-format="%1%-%2%.%3%.%4%.%5%.%6%" style:num-format="1" text:display-levels="6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7" text:style-name="ListLabel_20_7" loext:num-list-format="%1%-%2%.%3%.%4%.%5%.%6%.%7%" style:num-format="1" text:display-levels="7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8" text:style-name="ListLabel_20_8" loext:num-list-format="%1%-%2%.%3%.%4%.%5%.%6%.%7%.%8%" style:num-format="1" text:display-levels="8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9" text:style-name="ListLabel_20_9" loext:num-list-format="%1%-%2%.%3%.%4%.%5%.%6%.%7%.%8%.%9%" style:num-format="1" text:display-levels="9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000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2" text:style-name="ListLabel_20_11" loext:num-list-format="%1%-%2%" style:num-format="1" text:start-value="2002" text:display-levels="2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3" text:style-name="ListLabel_20_12" loext:num-list-format="%1%-%2%.%3%" style:num-format="1" text:display-levels="3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4" text:style-name="ListLabel_20_13" loext:num-list-format="%1%-%2%.%3%.%4%" style:num-format="1" text:display-levels="4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5" text:style-name="ListLabel_20_14" loext:num-list-format="%1%-%2%.%3%.%4%.%5%" style:num-format="1" text:display-levels="5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15" loext:num-list-format="%1%-%2%.%3%.%4%.%5%.%6%" style:num-format="1" text:display-levels="6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7" text:style-name="ListLabel_20_16" loext:num-list-format="%1%-%2%.%3%.%4%.%5%.%6%.%7%" style:num-format="1" text:display-levels="7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8" text:style-name="ListLabel_20_17" loext:num-list-format="%1%-%2%.%3%.%4%.%5%.%6%.%7%.%8%" style:num-format="1" text:display-levels="8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9" text:style-name="ListLabel_20_18" loext:num-list-format="%1%-%2%.%3%.%4%.%5%.%6%.%7%.%8%.%9%" style:num-format="1" text:display-levels="9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1.1874in" fo:margin-left="1.25in" fo:margin-right="1in" style:writing-mode="lr-tb" style:layout-grid-color="#c0c0c0" style:layout-grid-lines="236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4-04T11:05:00</meta:creation-date>
    <meta:initial-creator>Administrator</meta:initial-creator>
    <dc:date>2025-05-19T21:32:53.210098800</dc:date>
    <meta:editing-duration>PT43S</meta:editing-duration>
    <meta:editing-cycles>1</meta:editing-cycles>
    <meta:document-statistic meta:table-count="0" meta:image-count="0" meta:object-count="0" meta:page-count="3" meta:paragraph-count="88" meta:word-count="347" meta:character-count="2513" meta:non-whitespace-character-count="2228"/>
    <meta:generator>LibreOffice/25.2.2.2$Windows_X86_64 LibreOffice_project/7370d4be9e3cf6031a51beef54ff3bda878e3fac</meta:generator>
  </office:meta>
</office:document-meta>
</file>